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Überschrift1" style:master-page-name="MP0" style:family="paragraph">
      <style:paragraph-properties fo:break-before="page"/>
      <style:text-properties style:font-name="Nunito Sans" fo:language="en" fo:country="US"/>
    </style:style>
    <style:style style:name="P2"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3"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4"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5"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6"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7"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8" style:parent-style-name="Standard" style:family="paragraph">
      <style:paragraph-properties fo:margin-top="0.0694in" fo:margin-bottom="0.0694in" fo:line-height="100%"/>
      <style:text-properties style:font-name="Nunito Sans" style:font-name-asian="Times New Roman" style:font-name-complex="Times New Roman" fo:language="en" fo:country="US" style:language-asian="de" style:country-asian="DE"/>
    </style:style>
    <style:style style:name="P9" style:parent-style-name="Standard" style:family="paragraph">
      <style:paragraph-properties style:contextual-spacing="true" fo:margin-top="0.0694in" fo:margin-bottom="0.0694in" fo:line-height="100%"/>
      <style:text-properties style:font-name="Nunito Sans" style:font-name-asian="Times New Roman" style:font-name-complex="Times New Roman" fo:language="en" fo:country="US" style:language-asian="de" style:country-asian="DE"/>
    </style:style>
    <style:style style:name="P10"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1"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2"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3"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4"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5" style:parent-style-name="Standard" style:family="paragraph">
      <style:paragraph-properties style:contextual-spacing="true" fo:margin-top="0.0694in" fo:margin-bottom="0.0694in" fo:line-height="100%" fo:margin-left="0.4958in" fo:text-indent="-0.2479in">
        <style:tab-stops>
          <style:tab-stop style:type="left" style:position="0.0041in"/>
        </style:tab-stops>
      </style:paragraph-properties>
      <style:text-properties style:font-name="Nunito Sans" style:font-name-asian="Times New Roman" style:font-name-complex="Times New Roman" style:language-asian="de" style:country-asian="DE"/>
    </style:style>
    <style:style style:name="P16" style:parent-style-name="Standard" style:family="paragraph">
      <style:paragraph-properties fo:margin-bottom="0in" fo:line-height="100%"/>
      <style:text-properties style:font-name="Nunito Sans" style:font-name-asian="Times New Roman" style:font-name-complex="Times New Roman" style:language-asian="de" style:country-asian="DE"/>
    </style:style>
    <style:style style:name="P17" style:parent-style-name="Standard" style:family="paragraph">
      <style:paragraph-properties fo:margin-bottom="0in" fo:line-height="100%"/>
      <style:text-properties style:font-name="Nunito Sans" style:font-name-asian="Times New Roman" style:font-name-complex="Times New Roman" fo:language="en" fo:country="US" style:language-asian="de" style:country-asian="DE"/>
    </style:style>
    <style:style style:name="TableColumn19" style:family="table-column">
      <style:table-column-properties style:column-width="1.9041in"/>
    </style:style>
    <style:style style:name="TableColumn20" style:family="table-column">
      <style:table-column-properties style:column-width="3.5618in"/>
    </style:style>
    <style:style style:name="TableColumn21" style:family="table-column">
      <style:table-column-properties style:column-width="0.834in"/>
    </style:style>
    <style:style style:name="Table18" style:family="table">
      <style:table-properties style:width="6.3in" fo:margin-left="0in" table:align="left"/>
    </style:style>
    <style:style style:name="TableRow22" style:family="table-row">
      <style:table-row-properties/>
    </style:style>
    <style:style style:name="TableCell23" style:family="table-cell">
      <style:table-cell-properties fo:border="none" style:writing-mode="lr-tb" style:vertical-align="middle" fo:padding-top="0.0104in" fo:padding-left="0.0104in" fo:padding-bottom="0.0104in" fo:padding-right="0.0104in"/>
    </style:style>
    <style:style style:name="P24" style:parent-style-name="Standard" style:family="paragraph">
      <style:paragraph-properties fo:margin-bottom="0in" fo:line-height="100%"/>
    </style:style>
    <style:style style:name="T25"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26" style:parent-style-name="Absatz-Standardschriftart" style:family="text">
      <style:text-properties style:font-name="Nunito Sans" style:font-name-asian="Times New Roman" style:font-name-complex="Times New Roman" style:language-asian="de" style:country-asian="DE"/>
    </style:style>
    <style:style style:name="TableCell27" style:family="table-cell">
      <style:table-cell-properties fo:border="none" style:writing-mode="lr-tb" style:vertical-align="middle" fo:padding-top="0.0104in" fo:padding-left="0.0104in" fo:padding-bottom="0.0104in" fo:padding-right="0.0104in"/>
    </style:style>
    <style:style style:name="P28" style:parent-style-name="Standard" style:family="paragraph">
      <style:paragraph-properties fo:margin-bottom="0in" fo:line-height="100%"/>
    </style:style>
    <style:style style:name="T29"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30" style:parent-style-name="Absatz-Standardschriftart" style:family="text">
      <style:text-properties style:font-name="Nunito Sans" style:font-name-asian="Times New Roman" style:font-name-complex="Times New Roman" style:language-asian="de" style:country-asian="DE"/>
    </style:style>
    <style:style style:name="TableCell31" style:family="table-cell">
      <style:table-cell-properties fo:border="none" style:writing-mode="lr-tb" style:vertical-align="middle" fo:padding-top="0.0104in" fo:padding-left="0.0104in" fo:padding-bottom="0.0104in" fo:padding-right="0.0104in"/>
    </style:style>
    <style:style style:name="P32" style:parent-style-name="Standard" style:family="paragraph">
      <style:paragraph-properties fo:margin-bottom="0in" fo:line-height="100%"/>
    </style:style>
    <style:style style:name="T33"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34" style:parent-style-name="Absatz-Standardschriftart" style:family="text">
      <style:text-properties style:font-name="Nunito Sans" style:font-name-asian="Times New Roman" style:font-name-complex="Times New Roman" style:language-asian="de" style:country-asian="DE"/>
    </style:style>
    <style:style style:name="TableRow35" style:family="table-row">
      <style:table-row-properties/>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Standard" style:family="paragraph">
      <style:paragraph-properties fo:margin-bottom="0in" fo:line-height="100%"/>
    </style:style>
    <style:style style:name="T38"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39" style:parent-style-name="Absatz-Standardschriftart" style:family="text">
      <style:text-properties style:font-name="Nunito Sans" style:font-name-asian="Times New Roman" style:font-name-complex="Times New Roman" style:language-asian="de" style:country-asian="DE"/>
    </style:style>
    <style:style style:name="TableCell40" style:family="table-cell">
      <style:table-cell-properties fo:border="none" style:writing-mode="lr-tb" style:vertical-align="middle" fo:padding-top="0.0104in" fo:padding-left="0.0104in" fo:padding-bottom="0.0104in" fo:padding-right="0.0104in"/>
    </style:style>
    <style:style style:name="P41" style:parent-style-name="Standard" style:family="paragraph">
      <style:paragraph-properties fo:margin-bottom="0in" fo:line-height="100%"/>
    </style:style>
    <style:style style:name="T42"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43" style:parent-style-name="Absatz-Standardschriftart" style:family="text">
      <style:text-properties style:font-name="Nunito Sans" style:font-name-asian="Times New Roman" style:font-name-complex="Times New Roman" style:language-asian="de" style:country-asian="DE"/>
    </style:style>
    <style:style style:name="TableCell44" style:family="table-cell">
      <style:table-cell-properties fo:border="none" style:writing-mode="lr-tb" style:vertical-align="middle" fo:padding-top="0.0104in" fo:padding-left="0.0104in" fo:padding-bottom="0.0104in" fo:padding-right="0.0104in"/>
    </style:style>
    <style:style style:name="P45" style:parent-style-name="Standard" style:family="paragraph">
      <style:paragraph-properties fo:margin-bottom="0in" fo:line-height="100%"/>
    </style:style>
    <style:style style:name="T46"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47" style:parent-style-name="Absatz-Standardschriftart" style:family="text">
      <style:text-properties style:font-name="Nunito Sans" style:font-name-asian="Times New Roman" style:font-name-complex="Times New Roman" style:language-asian="de" style:country-asian="DE"/>
    </style:style>
    <style:style style:name="TableRow48" style:family="table-row">
      <style:table-row-properties/>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Standard" style:family="paragraph">
      <style:paragraph-properties fo:margin-bottom="0in" fo:line-height="100%"/>
      <style:text-properties style:font-name="Nunito Sans" style:font-name-asian="Times New Roman" style:font-name-complex="Times New Roman" style:language-asian="de" style:country-asian="DE"/>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Standard" style:family="paragraph">
      <style:paragraph-properties fo:margin-bottom="0in" fo:line-height="100%"/>
    </style:style>
    <style:style style:name="T53" style:parent-style-name="Absatz-Standardschriftart" style:family="text">
      <style:text-properties style:font-name="Nunito Sans" style:font-name-asian="Times New Roman" style:font-name-complex="Times New Roman" fo:language="en" fo:country="US" style:language-asian="de" style:country-asian="DE"/>
    </style:style>
    <style:style style:name="T54"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55" style:parent-style-name="Absatz-Standardschriftart" style:family="text">
      <style:text-properties style:font-name="Nunito Sans" style:font-name-asian="Times New Roman" style:font-name-complex="Times New Roman" fo:language="en" fo:country="US" style:language-asian="de" style:country-asian="DE"/>
    </style:style>
    <style:style style:name="T56"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57" style:parent-style-name="Absatz-Standardschriftart" style:family="text">
      <style:text-properties style:font-name="Nunito Sans" style:font-name-asian="Times New Roman" style:font-name-complex="Times New Roman" fo:language="en" fo:country="US" style:language-asian="de" style:country-asian="DE"/>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Standard" style:family="paragraph">
      <style:paragraph-properties fo:margin-bottom="0in" fo:line-height="100%"/>
    </style:style>
    <style:style style:name="T60"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style:language-asian="de" style:country-asian="DE"/>
    </style:style>
    <style:style style:name="T61" style:parent-style-name="Absatz-Standardschriftart" style:family="text">
      <style:text-properties style:font-name="Nunito Sans" style:font-name-asian="Times New Roman" style:font-name-complex="Times New Roman" style:language-asian="de" style:country-asian="DE"/>
    </style:style>
    <style:style style:name="P62" style:parent-style-name="Standard" style:family="paragraph">
      <style:paragraph-properties fo:margin-bottom="0in" fo:line-height="100%"/>
      <style:text-properties style:font-name="Nunito Sans" style:font-name-asian="Times New Roman" style:font-name-complex="Times New Roman" style:language-asian="de" style:country-asian="DE"/>
    </style:style>
    <style:style style:name="P63" style:parent-style-name="Standard" style:family="paragraph">
      <style:paragraph-properties fo:margin-top="0.0694in" fo:margin-bottom="0.0694in" fo:line-height="100%"/>
    </style:style>
    <style:style style:name="T64" style:parent-style-name="Absatz-Standardschriftart" style:family="text">
      <style:text-properties style:font-name="Nunito Sans" style:font-name-asian="Times New Roman" style:font-name-complex="Times New Roman" fo:language="en" fo:country="US" style:language-asian="de" style:country-asian="DE"/>
    </style:style>
    <style:style style:name="T65" style:parent-style-name="Absatz-Standardschriftart" style:family="text">
      <style:text-properties style:font-name="Nunito Sans" style:font-name-asian="Times New Roman" style:font-name-complex="Times New Roman" fo:color="#0000FF" style:text-underline-type="single" style:text-underline-style="solid" style:text-underline-width="auto" style:text-underline-mode="continuous" fo:language="en" fo:country="US" style:language-asian="de" style:country-asian="DE"/>
    </style:style>
    <style:style style:name="T66" style:parent-style-name="Absatz-Standardschriftart" style:family="text">
      <style:text-properties style:font-name="Nunito Sans" style:font-name-asian="Times New Roman" style:font-name-complex="Times New Roman" fo:language="en" fo:country="US" style:language-asian="de" style:country-asian="DE"/>
    </style:style>
    <style:style style:name="P67" style:parent-style-name="Standard" style:family="paragraph">
      <style:paragraph-properties fo:margin-bottom="0in" fo:line-height="100%"/>
      <style:text-properties style:font-name="Nunito Sans" style:font-name-asian="Times New Roman" style:font-name-complex="Times New Roman" fo:language="en" fo:country="US" style:language-asian="de" style:country-asian="DE"/>
    </style:style>
    <style:style style:name="P68" style:parent-style-name="Standard" style:family="paragraph">
      <style:paragraph-properties style:contextual-spacing="true" fo:margin-top="0.0694in" fo:margin-bottom="0.0694in" fo:line-height="100%" fo:margin-left="0.4916in">
        <style:tab-stops/>
      </style:paragraph-properties>
    </style:style>
    <style:style style:name="T69"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70"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71"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72" style:parent-style-name="Absatz-Standardschriftart" style:family="text">
      <style:text-properties style:font-name="Nunito Sans" style:font-name-asian="Times New Roman" style:font-name-complex="Times New Roman" fo:language="en" fo:country="US" style:language-asian="de" style:country-asian="DE"/>
    </style:style>
    <style:style style:name="P73" style:parent-style-name="Standard" style:family="paragraph">
      <style:paragraph-properties style:contextual-spacing="true" fo:margin-top="0.0694in" fo:margin-bottom="0.0694in" fo:line-height="100%" fo:margin-left="0.4923in">
        <style:tab-stops/>
      </style:paragraph-properties>
    </style:style>
    <style:style style:name="T74" style:parent-style-name="Absatz-Standardschriftart" style:family="text">
      <style:text-properties style:font-name="Nunito Sans" style:font-name-asian="Times New Roman" style:font-name-complex="Times New Roman" fo:language="en" fo:country="US" style:language-asian="de" style:country-asian="DE"/>
    </style:style>
    <style:style style:name="T75"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76" style:parent-style-name="Absatz-Standardschriftart" style:family="text">
      <style:text-properties style:font-name="Nunito Sans" style:font-name-asian="Times New Roman" style:font-name-complex="Times New Roman" fo:language="en" fo:country="US" style:language-asian="de" style:country-asian="DE"/>
    </style:style>
    <style:style style:name="T77" style:parent-style-name="Absatz-Standardschriftart" style:family="text">
      <style:text-properties style:font-name="Nunito Sans" style:font-name-asian="Times New Roman" style:font-name-complex="Times New Roman" fo:font-weight="bold" style:font-weight-asian="bold" style:font-weight-complex="bold" fo:language="en" fo:country="US" style:language-asian="de" style:country-asian="DE"/>
    </style:style>
    <style:style style:name="T78" style:parent-style-name="Absatz-Standardschriftart" style:family="text">
      <style:text-properties style:font-name="Nunito Sans" style:font-name-asian="Times New Roman" style:font-name-complex="Times New Roman" fo:language="en" fo:country="US" style:language-asian="de" style:country-asian="DE"/>
    </style:style>
    <style:style style:name="P79" style:parent-style-name="Standard" style:family="paragraph">
      <style:paragraph-properties style:contextual-spacing="true" fo:margin-top="0.0694in" fo:margin-bottom="0.0694in" fo:line-height="100%" fo:margin-left="0.4923in">
        <style:tab-stops/>
      </style:paragraph-properties>
      <style:text-properties style:font-name="Nunito Sans" style:font-name-asian="Times New Roman" style:font-name-complex="Times New Roman" fo:language="en" fo:country="US" style:language-asian="de" style:country-asian="DE"/>
    </style:style>
    <style:style style:name="P80" style:parent-style-name="Standard" style:family="paragraph">
      <style:paragraph-properties style:contextual-spacing="true" fo:margin-top="0.0694in" fo:margin-bottom="0.0694in" fo:line-height="100%" fo:margin-left="0.4923in">
        <style:tab-stops/>
      </style:paragraph-properties>
      <style:text-properties style:font-name="Nunito Sans" style:font-name-asian="Times New Roman" style:font-name-complex="Times New Roman" fo:language="en" fo:country="US" style:language-asian="de" style:country-asian="DE"/>
    </style:style>
    <style:style style:name="P81" style:parent-style-name="Standard" style:family="paragraph">
      <style:paragraph-properties style:contextual-spacing="true" fo:margin-top="0.0694in" fo:margin-bottom="0.0694in" fo:line-height="100%" fo:margin-left="0.4916in">
        <style:tab-stops/>
      </style:paragraph-properties>
    </style:style>
    <style:style style:name="T82" style:parent-style-name="Absatz-Standardschriftart" style:family="text">
      <style:text-properties style:font-name="Nunito Sans" style:font-name-asian="Times New Roman" style:font-name-complex="Times New Roman" fo:language="en" fo:country="US" style:language-asian="de" style:country-asian="DE"/>
    </style:style>
  </office:automatic-styles>
  <office:body>
    <office:text text:use-soft-page-breaks="true">
      <text:h text:style-name="P1" text:outline-level="1">Tools</text:h>
      <text:p text:style-name="P2">Tools can help you</text:p>
      <text:list text:style-name="LFO12" text:continue-numbering="true">
        <text:list-item>
          <text:p text:style-name="P3">to comply with data management requirements by providing guidance and templates for data management planning. They facilitate data sharing and preservation.</text:p>
        </text:list-item>
        <text:list-item>
          <text:p text:style-name="P4">to organize, analyze, and visualize your data in order to make it easier to draw insights and conclusions from your research. Many research projects generate large and complex datasets that can be difficult to manage without the right tools.</text:p>
        </text:list-item>
        <text:list-item>
          <text:p text:style-name="P5">to facilitate collaboration by allowing multiple researchers to access and analyze data.</text:p>
        </text:list-item>
        <text:list-item>
          <text:p text:style-name="P6">to ensure accuracy and reliability of your data by providing features such as data validation, version control and audit trails</text:p>
        </text:list-item>
        <text:list-item>
          <text:p text:style-name="P7">to long-term preserve your data with backups, archives, and structured metadata.</text:p>
        </text:list-item>
      </text:list>
      <text:p text:style-name="P8">The specific features and capabilities of research data management tools can vary widely depending on the tool and the intended use case.</text:p>
      <text:p text:style-name="P9">In general there are 6 steps when choosing the right tool:</text:p>
      <text:list text:style-name="LFO13">
        <text:list-item text:start-value="1">
          <text:p text:style-name="P10">Choose your tool</text:p>
        </text:list-item>
      </text:list>
      <text:list text:style-name="LFO14">
        <text:list-item text:start-value="2">
          <text:p text:style-name="P11">Plan a data management strategy</text:p>
        </text:list-item>
      </text:list>
      <text:list text:style-name="LFO15">
        <text:list-item text:start-value="3">
          <text:p text:style-name="P12">Set up the tool</text:p>
        </text:list-item>
      </text:list>
      <text:list text:style-name="LFO16">
        <text:list-item text:start-value="4">
          <text:p text:style-name="P13">Input and manage your data</text:p>
        </text:list-item>
      </text:list>
      <text:list text:style-name="LFO17">
        <text:list-item text:start-value="5">
          <text:p text:style-name="P14">Collaborate and share your data</text:p>
        </text:list-item>
      </text:list>
      <text:list text:style-name="LFO18">
        <text:list-item text:start-value="6">
          <text:p text:style-name="P15">Preserve and archive your data<text:s/></text:p>
        </text:list-item>
      </text:list>
      <text:p text:style-name="P16"/>
      <text:p text:style-name="P17">Tools for internal DMP <text:s text:c="10"/>Tools to share and register your research data:<text:s/><text:s text:c="7"/>DMP Tools<text:s/></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text:a xlink:href="https://www.coscine.de/" office:target-frame-name="_blank" xlink:show="new"><text:span text:style-name="T25">https://www.coscine.de/</text:span></text:a><text:span text:style-name="T26"><text:s/></text:span></text:p>
          </table:table-cell>
          <table:table-cell table:style-name="TableCell27">
            <text:p text:style-name="P28"><text:a xlink:href="https://zenodo.org/" office:target-frame-name="_blank" xlink:show="new"><text:span text:style-name="T29">https://zenodo.org/</text:span></text:a><text:span text:style-name="T30"><text:s/></text:span></text:p>
          </table:table-cell>
          <table:table-cell table:style-name="TableCell31">
            <text:p text:style-name="P32"><text:a xlink:href="https://rdmorganiser.github.io/en/" office:target-frame-name="_blank" xlink:show="new"><text:span text:style-name="T33">RDMO</text:span></text:a><text:span text:style-name="T34"><text:s/></text:span></text:p>
          </table:table-cell>
        </table:table-row>
        <table:table-row table:style-name="TableRow35">
          <table:table-cell table:style-name="TableCell36">
            <text:p text:style-name="P37"><text:a xlink:href="https://www.indiscale.com/" office:target-frame-name="_blank" xlink:show="new"><text:span text:style-name="T38">https://www.indiscale.com/</text:span></text:a><text:span text:style-name="T39"><text:s/></text:span></text:p>
          </table:table-cell>
          <table:table-cell table:style-name="TableCell40">
            <text:p text:style-name="P41"><text:a xlink:href="https://openenergy-platform.org/" office:target-frame-name="_blank" xlink:show="new"><text:span text:style-name="T42">https://openenergy-platform.org/</text:span></text:a><text:span text:style-name="T43"><text:s/></text:span></text:p>
          </table:table-cell>
          <table:table-cell table:style-name="TableCell44">
            <text:p text:style-name="P45"><text:a xlink:href="https://dmponline.dcc.ac.uk/" office:target-frame-name="_blank" xlink:show="new"><text:span text:style-name="T46">DMPOnline</text:span></text:a><text:span text:style-name="T47"><text:s/></text:span></text:p>
          </table:table-cell>
        </table:table-row>
        <table:table-row table:style-name="TableRow48">
          <table:table-cell table:style-name="TableCell49">
            <text:p text:style-name="P50"/>
          </table:table-cell>
          <table:table-cell table:style-name="TableCell51">
            <text:p text:style-name="P52"><text:span text:style-name="T53">GitHub (</text:span><text:a xlink:href="https://github.com/" office:target-frame-name="_blank" xlink:show="new"><text:span text:style-name="T54">https://github.com/</text:span></text:a><text:span text:style-name="T55">)/GitLab (</text:span><text:a xlink:href="https://about.gitlab.com/" office:target-frame-name="_blank" xlink:show="new"><text:span text:style-name="T56">https://about.gitlab.com/</text:span></text:a><text:span text:style-name="T57">)<text:s/></text:span></text:p>
          </table:table-cell>
          <table:table-cell table:style-name="TableCell58">
            <text:p text:style-name="P59"><text:a xlink:href="https://dmptool.org/" office:target-frame-name="_blank" xlink:show="new"><text:span text:style-name="T60">DMPTooI</text:span></text:a><text:span text:style-name="T61"><text:s/></text:span></text:p>
          </table:table-cell>
        </table:table-row>
      </table:table>
      <text:p text:style-name="P62"> </text:p>
      <text:p text:style-name="P63"><text:span text:style-name="T64">You can also create a DMP in a simple "Excel"-type document. The tools above provide additional help by letting you choose a set of questions that you want to follow in your DMP. If you want to take a look at an example DMP, you can look<text:s/></text:span><text:a xlink:href="https://raw.githubusercontent.com/FlourBerry/EFZN_RDM/master/img/DMP_Analysis%20of%20the%20Grid%20Capacity%20for%20Electric%20Vehicles%20in%20Am%20%C3%96lper%20Berge%20District%20in%20Lower%20Saxony.pdf" office:target-frame-name="_blank" xlink:show="new"><text:span text:style-name="T65">here</text:span></text:a><text:span text:style-name="T66">. We recommend to use RDMO or DMPOnline due to their broad spectrum of available questionnaires.</text:span></text:p>
      <text:p text:style-name="P67"> </text:p>
      <text:p text:style-name="P68"><text:span text:style-name="T69">DM</text:span><text:span text:style-name="T70">P</text:span><text:span text:style-name="T71"><text:s/>Task</text:span><text:span text:style-name="T72">:</text:span></text:p>
      <text:p text:style-name="P73"><text:span text:style-name="T74">Now it is time to start your DMP! Choose a<text:s/></text:span><text:span text:style-name="T75">tool</text:span><text:span text:style-name="T76"><text:s/>and a set of<text:s/></text:span><text:span text:style-name="T77">questions</text:span><text:span text:style-name="T78"><text:s/>that you want to work with and enter your basic project parameters:<text:s/></text:span></text:p>
      <text:p text:style-name="P79">1. Title and Research Question<text:s/></text:p>
      <text:p text:style-name="P80">2. Project Partners and Institutions</text:p>
      <text:p text:style-name="P81"><text:span text:style-name="T82">Depending on your settings, you can add other details required by the respective questionnair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vg:panose-1="0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lia-effect__circle" style:display-name="lia-effect__circle"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lia-paragraph" style:display-name="lia-paragraph"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Fett" style:display-name="Fett" style:family="text" style:parent-style-name="Absatz-Standardschriftart">
      <style:text-properties fo:font-weight="bold" style:font-weight-asian="bold" style:font-weight-complex="bold"/>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NichtaufgelösteErwähnung" style:display-name="Nicht aufgelöste Erwähnung" style:family="text" style:parent-style-name="Absatz-Standardschriftart">
      <style:text-properties fo:color="#605E5C" fo:background-color="#E1DFDD"/>
    </style:style>
    <style:style style:name="lia-pagination__current" style:display-name="lia-pagination__current" style:family="text" style:parent-style-name="Absatz-Standardschriftart"/>
    <style:style style:name="text-left" style:display-name="text-left"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je Ahrens</meta:initial-creator>
    <dc:creator>Antje Ahrens</dc:creator>
    <meta:creation-date>2023-06-27T09:31:00Z</meta:creation-date>
    <dc:date>2023-06-27T09:34:00Z</dc:date>
    <meta:template xlink:href="Normal" xlink:type="simple"/>
    <meta:editing-cycles>3</meta:editing-cycles>
    <meta:editing-duration>PT0S</meta:editing-duration>
    <meta:document-statistic meta:page-count="1" meta:paragraph-count="5" meta:word-count="377" meta:character-count="2750" meta:row-count="19" meta:non-whitespace-character-count="2378"/>
  </office:meta>
</office:document-meta>
</file>